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1cm" svg:height="9.006cm" svg:x="10.645cm" svg:y="7.119cm">
            <draw:object draw:notify-on-update-of-ranges="Sheet1.H2:Sheet1.H2 Sheet1.H3:Sheet1.H15 Sheet1.I2:Sheet1.I2 Sheet1.I3:Sheet1.I15 Sheet1.H2:Sheet1.H2 Sheet1.H3:Sheet1.H15 Sheet1.J2:Sheet1.J2 Sheet1.J3:Sheet1.J15 Sheet1.H2:Sheet1.H2 Sheet1.H3:Sheet1.H15 Sheet1.K2:Sheet1.K2 Sheet1.K3:Sheet1.K15 Sheet1.H2:Sheet1.H2 Sheet1.H3:Sheet1.H15 Sheet1.L2:Sheet1.L2 Sheet1.L3:Sheet1.L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1cm" svg:height="9.005cm" svg:x="27.424cm" svg:y="4.702cm">
            <draw:object draw:notify-on-update-of-ranges="Sheet1.H2:Sheet1.H2 Sheet1.H3:Sheet1.H9 Sheet1.I2:Sheet1.I2 Sheet1.I3:Sheet1.I9 Sheet1.H2:Sheet1.H2 Sheet1.H3:Sheet1.H9 Sheet1.J2:Sheet1.J2 Sheet1.J3:Sheet1.J9 Sheet1.H2:Sheet1.H2 Sheet1.H3:Sheet1.H9 Sheet1.K2:Sheet1.K2 Sheet1.K3:Sheet1.K9 Sheet1.H2:Sheet1.H2 Sheet1.H3:Sheet1.H9 Sheet1.L2:Sheet1.L2 Sheet1.L3:Sheet1.L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Exec 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m CP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</text:p>
          </table:table-cell>
          <table:table-cell table:number-columns-repeated="4"/>
          <table:table-cell office:value-type="string" calcext:value-type="string">
            <text:p>Num CPUs</text:p>
          </table:table-cell>
          <table:table-cell office:value-type="string" calcext:value-type="string">
            <text:p>SU_1</text:p>
          </table:table-cell>
          <table:table-cell office:value-type="string" calcext:value-type="string">
            <text:p>SU_2</text:p>
          </table:table-cell>
          <table:table-cell office:value-type="string" calcext:value-type="string">
            <text:p>SU_3</text:p>
          </table:table-cell>
          <table:table-cell office:value-type="string" calcext:value-type="string">
            <text:p>Ideal 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1866" calcext:value-type="float">
            <text:p>8.91866</text:p>
          </table:table-cell>
          <table:table-cell table:formula="of:=[.$B$3]/[.B3]"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9978" calcext:value-type="float">
            <text:p>4.99978</text:p>
          </table:table-cell>
          <table:table-cell table:formula="of:=[.$B$3]/[.B4]" office:value-type="float" office:value="1.78381048766146" calcext:value-type="float">
            <text:p>1.783810487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78381048766146" calcext:value-type="float">
            <text:p>1.7838104877</text:p>
          </table:table-cell>
          <table:table-cell office:value-type="float" office:value="1.96928136884265" calcext:value-type="float">
            <text:p>1.9692813688</text:p>
          </table:table-cell>
          <table:table-cell office:value-type="float" office:value="1.97107382786395" calcext:value-type="float">
            <text:p>1.9710738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1487" calcext:value-type="float">
            <text:p>2.61487</text:p>
          </table:table-cell>
          <table:table-cell table:formula="of:=[.$B$3]/[.B5]" office:value-type="float" office:value="3.41074699698264" calcext:value-type="float">
            <text:p>3.41074699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.41074699698264" calcext:value-type="float">
            <text:p>3.410746997</text:p>
          </table:table-cell>
          <table:table-cell office:value-type="float" office:value="3.51008260325407" calcext:value-type="float">
            <text:p>3.5100826033</text:p>
          </table:table-cell>
          <table:table-cell office:value-type="float" office:value="3.52618861845914" calcext:value-type="float">
            <text:p>3.5261886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2127" calcext:value-type="float">
            <text:p>1.82127</text:p>
          </table:table-cell>
          <table:table-cell table:formula="of:=[.$B$3]/[.B6]" office:value-type="float" office:value="4.8969455380037" calcext:value-type="float">
            <text:p>4.89694553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.8969455380037" calcext:value-type="float">
            <text:p>4.896945538</text:p>
          </table:table-cell>
          <table:table-cell office:value-type="float" office:value="5.00574011009017" calcext:value-type="float">
            <text:p>5.0057401101</text:p>
          </table:table-cell>
          <table:table-cell office:value-type="float" office:value="5.08318744614268" calcext:value-type="float">
            <text:p>5.08318744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804" calcext:value-type="float">
            <text:p>1.47804</text:p>
          </table:table-cell>
          <table:table-cell table:formula="of:=[.$B$3]/[.B7]" office:value-type="float" office:value="6.03411274390409" calcext:value-type="float">
            <text:p>6.034112743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.03411274390409" calcext:value-type="float">
            <text:p>6.0341127439</text:p>
          </table:table-cell>
          <table:table-cell office:value-type="float" office:value="6.53608583787009" calcext:value-type="float">
            <text:p>6.5360858379</text:p>
          </table:table-cell>
          <table:table-cell office:value-type="float" office:value="6.73694587202837" calcext:value-type="float">
            <text:p>6.7369458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3963" calcext:value-type="float">
            <text:p>1.23963</text:p>
          </table:table-cell>
          <table:table-cell table:formula="of:=[.$B$3]/[.B8]" office:value-type="float" office:value="7.19461452207514" calcext:value-type="float">
            <text:p>7.194614522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7.19461452207514" calcext:value-type="float">
            <text:p>7.1946145221</text:p>
          </table:table-cell>
          <table:table-cell office:value-type="float" office:value="7.43066528892775" calcext:value-type="float">
            <text:p>7.4306652889</text:p>
          </table:table-cell>
          <table:table-cell office:value-type="float" office:value="7.55185536557494" calcext:value-type="float">
            <text:p>7.55185536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1434" calcext:value-type="float">
            <text:p>1.11434</text:p>
          </table:table-cell>
          <table:table-cell table:formula="of:=[.$B$3]/[.B9]" office:value-type="float" office:value="8.00353572518262" calcext:value-type="float">
            <text:p>8.003535725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.00353572518262" calcext:value-type="float">
            <text:p>8.0035357252</text:p>
          </table:table-cell>
          <table:table-cell office:value-type="float" office:value="6.48092619124648" calcext:value-type="float">
            <text:p>6.4809261912</text:p>
          </table:table-cell>
          <table:table-cell office:value-type="float" office:value="8.3887347051198" calcext:value-type="float">
            <text:p>8.38873470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7677" calcext:value-type="float">
            <text:p>1.37677</text:p>
          </table:table-cell>
          <table:table-cell table:formula="of:=[.$B$3]/[.B10]" office:value-type="float" office:value="6.47795928150671" calcext:value-type="float">
            <text:p>6.477959281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6.47795928150671" calcext:value-type="float">
            <text:p>6.4779592815</text:p>
          </table:table-cell>
          <table:table-cell office:value-type="float" office:value="6.78589471850411" calcext:value-type="float">
            <text:p>6.7858947185</text:p>
          </table:table-cell>
          <table:table-cell office:value-type="float" office:value="7.36858991216536" calcext:value-type="float">
            <text:p>7.36858991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681" calcext:value-type="float">
            <text:p>1.3681</text:p>
          </table:table-cell>
          <table:table-cell table:formula="of:=[.$B$3]/[.B11]" office:value-type="float" office:value="6.5190117681456" calcext:value-type="float">
            <text:p>6.519011768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6.5190117681456" calcext:value-type="float">
            <text:p>6.5190117681</text:p>
          </table:table-cell>
          <table:table-cell office:value-type="float" office:value="7.47982128798111" calcext:value-type="float">
            <text:p>7.479821288</text:p>
          </table:table-cell>
          <table:table-cell office:value-type="float" office:value="8.16320703870413" calcext:value-type="float">
            <text:p>8.16320703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9833" calcext:value-type="float">
            <text:p>1.29833</text:p>
          </table:table-cell>
          <table:table-cell table:formula="of:=[.$B$3]/[.B12]" office:value-type="float" office:value="6.86933214205941" calcext:value-type="float">
            <text:p>6.869332142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6.86933214205941" calcext:value-type="float">
            <text:p>6.8693321421</text:p>
          </table:table-cell>
          <table:table-cell office:value-type="float" office:value="7.82374510136492" calcext:value-type="float">
            <text:p>7.8237451014</text:p>
          </table:table-cell>
          <table:table-cell office:value-type="float" office:value="8.50148822617397" calcext:value-type="float">
            <text:p>8.50148822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1794" calcext:value-type="float">
            <text:p>1.11794</text:p>
          </table:table-cell>
          <table:table-cell table:formula="of:=[.$B$3]/[.B13]" office:value-type="float" office:value="7.97776267062633" calcext:value-type="float">
            <text:p>7.977762670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7.97776267062633" calcext:value-type="float">
            <text:p>7.9777626706</text:p>
          </table:table-cell>
          <table:table-cell office:value-type="float" office:value="8.37892228506828" calcext:value-type="float">
            <text:p>8.3789222851</text:p>
          </table:table-cell>
          <table:table-cell office:value-type="float" office:value="8.69453779296178" calcext:value-type="float">
            <text:p>8.6945377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6576" calcext:value-type="float">
            <text:p>1.06576</text:p>
          </table:table-cell>
          <table:table-cell table:formula="of:=[.$B$3]/[.B14]" office:value-type="float" office:value="8.36835685332533" calcext:value-type="float">
            <text:p>8.368356853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8.36835685332533" calcext:value-type="float">
            <text:p>8.3683568533</text:p>
          </table:table-cell>
          <table:table-cell office:value-type="float" office:value="8.85447567522514" calcext:value-type="float">
            <text:p>8.8544756752</text:p>
          </table:table-cell>
          <table:table-cell office:value-type="float" office:value="9.1286209721953" calcext:value-type="float">
            <text:p>9.12862097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3626" calcext:value-type="float">
            <text:p>1.03626</text:p>
          </table:table-cell>
          <table:table-cell table:formula="of:=[.$B$3]/[.B15]" office:value-type="float" office:value="8.6065852199255" calcext:value-type="float">
            <text:p>8.6065852199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8.6065852199255" calcext:value-type="float">
            <text:p>8.6065852199</text:p>
          </table:table-cell>
          <table:table-cell office:value-type="float" office:value="9.41946742867276" calcext:value-type="float">
            <text:p>9.4194674287</text:p>
          </table:table-cell>
          <table:table-cell office:value-type="float" office:value="9.7021636117791" calcext:value-type="float">
            <text:p>9.7021636118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ec 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m CP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1139" calcext:value-type="float">
            <text:p>70.1139</text:p>
          </table:table-cell>
          <table:table-cell table:formula="of:=[.$B$20]/[.B2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6038" calcext:value-type="float">
            <text:p>35.6038</text:p>
          </table:table-cell>
          <table:table-cell table:formula="of:=[.$B$20]/[.B21]" office:value-type="float" office:value="1.96928136884265" calcext:value-type="float">
            <text:p>1.969281368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75" calcext:value-type="float">
            <text:p>19.975</text:p>
          </table:table-cell>
          <table:table-cell table:formula="of:=[.$B$20]/[.B22]" office:value-type="float" office:value="3.51008260325407" calcext:value-type="float">
            <text:p>3.510082603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0067" calcext:value-type="float">
            <text:p>14.0067</text:p>
          </table:table-cell>
          <table:table-cell table:formula="of:=[.$B$20]/[.B23]" office:value-type="float" office:value="5.00574011009017" calcext:value-type="float">
            <text:p>5.005740110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272" calcext:value-type="float">
            <text:p>10.7272</text:p>
          </table:table-cell>
          <table:table-cell table:formula="of:=[.$B$20]/[.B24]" office:value-type="float" office:value="6.53608583787009" calcext:value-type="float">
            <text:p>6.536085837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43575" calcext:value-type="float">
            <text:p>9.43575</text:p>
          </table:table-cell>
          <table:table-cell table:formula="of:=[.$B$20]/[.B25]" office:value-type="float" office:value="7.43066528892775" calcext:value-type="float">
            <text:p>7.430665288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8185" calcext:value-type="float">
            <text:p>10.8185</text:p>
          </table:table-cell>
          <table:table-cell table:formula="of:=[.$B$20]/[.B26]" office:value-type="float" office:value="6.48092619124648" calcext:value-type="float">
            <text:p>6.480926191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3323" calcext:value-type="float">
            <text:p>10.3323</text:p>
          </table:table-cell>
          <table:table-cell table:formula="of:=[.$B$20]/[.B27]" office:value-type="float" office:value="6.78589471850411" calcext:value-type="float">
            <text:p>6.785894718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37374" calcext:value-type="float">
            <text:p>9.37374</text:p>
          </table:table-cell>
          <table:table-cell table:formula="of:=[.$B$20]/[.B28]" office:value-type="float" office:value="7.47982128798111" calcext:value-type="float">
            <text:p>7.479821288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96168" calcext:value-type="float">
            <text:p>8.96168</text:p>
          </table:table-cell>
          <table:table-cell table:formula="of:=[.$B$20]/[.B29]" office:value-type="float" office:value="7.82374510136492" calcext:value-type="float">
            <text:p>7.823745101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36789" calcext:value-type="float">
            <text:p>8.36789</text:p>
          </table:table-cell>
          <table:table-cell table:formula="of:=[.$B$20]/[.B30]" office:value-type="float" office:value="8.37892228506828" calcext:value-type="float">
            <text:p>8.378922285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91847" calcext:value-type="float">
            <text:p>7.91847</text:p>
          </table:table-cell>
          <table:table-cell table:formula="of:=[.$B$20]/[.B31]" office:value-type="float" office:value="8.85447567522514" calcext:value-type="float">
            <text:p>8.854475675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44351" calcext:value-type="float">
            <text:p>7.44351</text:p>
          </table:table-cell>
          <table:table-cell table:formula="of:=[.$B$20]/[.B32]" office:value-type="float" office:value="9.41946742867276" calcext:value-type="float">
            <text:p>9.4194674287</text:p>
          </table:table-cell>
          <table:table-cell table:number-columns-repeated="9"/>
        </table:table-row>
        <table:table-row table:style-name="ro3" table:number-rows-repeated="2">
          <table:table-cell table:number-columns-repeated="12"/>
        </table:table-row>
        <table:table-row table:style-name="ro1">
          <table:table-cell office:value-type="string" calcext:value-type="string">
            <text:p>Exec 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m CP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.396" calcext:value-type="float">
            <text:p>560.396</text:p>
          </table:table-cell>
          <table:table-cell table:formula="of:=[.$B$37]/[.B3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4.31" calcext:value-type="float">
            <text:p>284.31</text:p>
          </table:table-cell>
          <table:table-cell table:formula="of:=[.$B$37]/[.B38]" office:value-type="float" office:value="1.97107382786395" calcext:value-type="float">
            <text:p>1.971073827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.924" calcext:value-type="float">
            <text:p>158.924</text:p>
          </table:table-cell>
          <table:table-cell table:formula="of:=[.$B$37]/[.B39]" office:value-type="float" office:value="3.52618861845914" calcext:value-type="float">
            <text:p>3.526188618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.245" calcext:value-type="float">
            <text:p>110.245</text:p>
          </table:table-cell>
          <table:table-cell table:formula="of:=[.$B$37]/[.B40]" office:value-type="float" office:value="5.08318744614268" calcext:value-type="float">
            <text:p>5.083187446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.1825" calcext:value-type="float">
            <text:p>83.1825</text:p>
          </table:table-cell>
          <table:table-cell table:formula="of:=[.$B$37]/[.B41]" office:value-type="float" office:value="6.73694587202837" calcext:value-type="float">
            <text:p>6.73694587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2064" calcext:value-type="float">
            <text:p>74.2064</text:p>
          </table:table-cell>
          <table:table-cell table:formula="of:=[.$B$37]/[.B42]" office:value-type="float" office:value="7.55185536557494" calcext:value-type="float">
            <text:p>7.551855365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.8034" calcext:value-type="float">
            <text:p>66.8034</text:p>
          </table:table-cell>
          <table:table-cell table:formula="of:=[.$B$37]/[.B43]" office:value-type="float" office:value="8.3887347051198" calcext:value-type="float">
            <text:p>8.388734705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.052" calcext:value-type="float">
            <text:p>76.052</text:p>
          </table:table-cell>
          <table:table-cell table:formula="of:=[.$B$37]/[.B44]" office:value-type="float" office:value="7.36858991216536" calcext:value-type="float">
            <text:p>7.368589912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.649" calcext:value-type="float">
            <text:p>68.649</text:p>
          </table:table-cell>
          <table:table-cell table:formula="of:=[.$B$37]/[.B45]" office:value-type="float" office:value="8.16320703870413" calcext:value-type="float">
            <text:p>8.163207038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9174" calcext:value-type="float">
            <text:p>65.9174</text:p>
          </table:table-cell>
          <table:table-cell table:formula="of:=[.$B$37]/[.B46]" office:value-type="float" office:value="8.50148822617397" calcext:value-type="float">
            <text:p>8.501488226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.4538" calcext:value-type="float">
            <text:p>64.4538</text:p>
          </table:table-cell>
          <table:table-cell table:formula="of:=[.$B$37]/[.B47]" office:value-type="float" office:value="8.69453779296178" calcext:value-type="float">
            <text:p>8.69453779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3889" calcext:value-type="float">
            <text:p>61.3889</text:p>
          </table:table-cell>
          <table:table-cell table:formula="of:=[.$B$37]/[.B48]" office:value-type="float" office:value="9.1286209721953" calcext:value-type="float">
            <text:p>9.128620972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.7599" calcext:value-type="float">
            <text:p>57.7599</text:p>
          </table:table-cell>
          <table:table-cell table:formula="of:=[.$B$37]/[.B49]" office:value-type="float" office:value="9.7021636117791" calcext:value-type="float">
            <text:p>9.702163611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sef El-Kurdi</meta:initial-creator>
    <meta:creation-date>2013-11-18T21:21:37.313890017</meta:creation-date>
    <dc:date>2013-11-19T07:09:52.387421014</dc:date>
    <dc:creator>Yousef El-Kurdi</dc:creator>
    <meta:editing-duration>PT9H46M55S</meta:editing-duration>
    <meta:editing-cycles>15</meta:editing-cycles>
    <meta:generator>LibreOffice/4.1.2.3$Linux_X86_64 LibreOffice_project/410m0$Build-3</meta:generator>
    <meta:document-statistic meta:table-count="1" meta:cell-count="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7cm" xlink:href=".." xlink:type="simple" chart:class="chart:scatter" chart:style-name="ch1">
        <chart:legend chart:legend-position="end" svg:x="13.315cm" svg:y="3.457cm" style:legend-expansion="high" chart:style-name="ch2"/>
        <chart:plot-area chart:style-name="ch3" table:cell-range-address="Sheet1.H2:Sheet1.L15" chart:data-source-has-labels="row" svg:x="0.769cm" svg:y="0.855cm" svg:width="11.908cm" svg:height="7.552cm">
          <chartooo:coordinate-region svg:x="1.39cm" svg:y="1.054cm" svg:width="11.1cm" svg:height="6.7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15" chart:label-cell-address="Sheet1.I2:Sheet1.I2" chart:class="chart:scatter">
            <chart:domain table:cell-range-address="Sheet1.H3:Sheet1.H15"/>
            <chart:data-point chart:repeated="13"/>
          </chart:series>
          <chart:series chart:style-name="ch7" chart:values-cell-range-address="Sheet1.J3:Sheet1.J15" chart:label-cell-address="Sheet1.J2:Sheet1.J2" chart:class="chart:scatter">
            <chart:data-point chart:repeated="13"/>
          </chart:series>
          <chart:series chart:style-name="ch8" chart:values-cell-range-address="Sheet1.K3:Sheet1.K15" chart:label-cell-address="Sheet1.K2:Sheet1.K2" chart:class="chart:scatter">
            <chart:data-point chart:repeated="13"/>
          </chart:series>
          <chart:series chart:style-name="ch9" chart:values-cell-range-address="Sheet1.L3:Sheet1.L15" chart:label-cell-address="Sheet1.L2:Sheet1.L2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U_1</text:p>
                <draw:g>
                  <svg:desc>Sheet1.I2:Sheet1.I2</svg:desc>
                </draw:g>
              </table:table-cell>
              <table:table-cell office:value-type="string">
                <text:p>SU_2</text:p>
                <draw:g>
                  <svg:desc>Sheet1.J2:Sheet1.J2</svg:desc>
                </draw:g>
              </table:table-cell>
              <table:table-cell office:value-type="string">
                <text:p>SU_3</text:p>
                <draw:g>
                  <svg:desc>Sheet1.K2:Sheet1.K2</svg:desc>
                </draw:g>
              </table:table-cell>
              <table:table-cell office:value-type="string">
                <text:p>Ideal SU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3:Sheet1.H15</svg:desc>
                </draw:g>
              </table:table-cell>
              <table:table-cell office:value-type="float" office:value="1">
                <text:p>1</text:p>
                <draw:g>
                  <svg:desc>Sheet1.I3:Sheet1.I15</svg:desc>
                </draw:g>
              </table:table-cell>
              <table:table-cell office:value-type="float" office:value="1">
                <text:p>1</text:p>
                <draw:g>
                  <svg:desc>Sheet1.J3:Sheet1.J15</svg:desc>
                </draw:g>
              </table:table-cell>
              <table:table-cell office:value-type="float" office:value="1">
                <text:p>1</text:p>
                <draw:g>
                  <svg:desc>Sheet1.K3:Sheet1.K15</svg:desc>
                </draw:g>
              </table:table-cell>
              <table:table-cell office:value-type="float" office:value="1">
                <text:p>1</text:p>
                <draw:g>
                  <svg:desc>Sheet1.L3:Sheet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381048766146">
                <text:p>1.78381048766146</text:p>
              </table:table-cell>
              <table:table-cell office:value-type="float" office:value="1.96928136884265">
                <text:p>1.96928136884265</text:p>
              </table:table-cell>
              <table:table-cell office:value-type="float" office:value="1.97107382786395">
                <text:p>1.97107382786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41074699698264">
                <text:p>3.41074699698264</text:p>
              </table:table-cell>
              <table:table-cell office:value-type="float" office:value="3.51008260325407">
                <text:p>3.51008260325407</text:p>
              </table:table-cell>
              <table:table-cell office:value-type="float" office:value="3.52618861845914">
                <text:p>3.52618861845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8969455380037">
                <text:p>4.8969455380037</text:p>
              </table:table-cell>
              <table:table-cell office:value-type="float" office:value="5.00574011009017">
                <text:p>5.00574011009017</text:p>
              </table:table-cell>
              <table:table-cell office:value-type="float" office:value="5.08318744614268">
                <text:p>5.083187446142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.03411274390409">
                <text:p>6.03411274390409</text:p>
              </table:table-cell>
              <table:table-cell office:value-type="float" office:value="6.53608583787009">
                <text:p>6.53608583787009</text:p>
              </table:table-cell>
              <table:table-cell office:value-type="float" office:value="6.73694587202837">
                <text:p>6.736945872028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.19461452207514">
                <text:p>7.19461452207514</text:p>
              </table:table-cell>
              <table:table-cell office:value-type="float" office:value="7.43066528892775">
                <text:p>7.43066528892775</text:p>
              </table:table-cell>
              <table:table-cell office:value-type="float" office:value="7.55185536557494">
                <text:p>7.551855365574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.00353572518262">
                <text:p>8.00353572518262</text:p>
              </table:table-cell>
              <table:table-cell office:value-type="float" office:value="6.48092619124648">
                <text:p>6.48092619124648</text:p>
              </table:table-cell>
              <table:table-cell office:value-type="float" office:value="8.3887347051198">
                <text:p>8.38873470511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6.47795928150671">
                <text:p>6.47795928150671</text:p>
              </table:table-cell>
              <table:table-cell office:value-type="float" office:value="6.78589471850411">
                <text:p>6.78589471850411</text:p>
              </table:table-cell>
              <table:table-cell office:value-type="float" office:value="7.36858991216536">
                <text:p>7.368589912165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.5190117681456">
                <text:p>6.5190117681456</text:p>
              </table:table-cell>
              <table:table-cell office:value-type="float" office:value="7.47982128798111">
                <text:p>7.47982128798111</text:p>
              </table:table-cell>
              <table:table-cell office:value-type="float" office:value="8.16320703870413">
                <text:p>8.163207038704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6.86933214205941">
                <text:p>6.86933214205941</text:p>
              </table:table-cell>
              <table:table-cell office:value-type="float" office:value="7.82374510136492">
                <text:p>7.82374510136492</text:p>
              </table:table-cell>
              <table:table-cell office:value-type="float" office:value="8.50148822617397">
                <text:p>8.501488226173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7.97776267062633">
                <text:p>7.97776267062633</text:p>
              </table:table-cell>
              <table:table-cell office:value-type="float" office:value="8.37892228506828">
                <text:p>8.37892228506828</text:p>
              </table:table-cell>
              <table:table-cell office:value-type="float" office:value="8.69453779296178">
                <text:p>8.694537792961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8.36835685332533">
                <text:p>8.36835685332533</text:p>
              </table:table-cell>
              <table:table-cell office:value-type="float" office:value="8.85447567522514">
                <text:p>8.85447567522514</text:p>
              </table:table-cell>
              <table:table-cell office:value-type="float" office:value="9.1286209721953">
                <text:p>9.12862097219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8.6065852199255">
                <text:p>8.6065852199255</text:p>
              </table:table-cell>
              <table:table-cell office:value-type="float" office:value="9.41946742867276">
                <text:p>9.41946742867276</text:p>
              </table:table-cell>
              <table:table-cell office:value-type="float" office:value="9.7021636117791">
                <text:p>9.7021636117791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legend chart:legend-position="end" svg:x="13.315cm" svg:y="3.457cm" style:legend-expansion="high" chart:style-name="ch2"/>
        <chart:plot-area chart:style-name="ch3" table:cell-range-address="Sheet1.H2:Sheet1.L9" chart:data-source-has-labels="row" svg:x="0.769cm" svg:y="0.855cm" svg:width="11.908cm" svg:height="7.551cm">
          <chartooo:coordinate-region svg:x="1.39cm" svg:y="1.055cm" svg:width="11.1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9" chart:label-cell-address="Sheet1.I2:Sheet1.I2" chart:class="chart:scatter">
            <chart:domain table:cell-range-address="Sheet1.H3:Sheet1.H9"/>
            <chart:data-point chart:repeated="7"/>
          </chart:series>
          <chart:series chart:style-name="ch7" chart:values-cell-range-address="Sheet1.J3:Sheet1.J9" chart:label-cell-address="Sheet1.J2:Sheet1.J2" chart:class="chart:scatter">
            <chart:data-point chart:repeated="7"/>
          </chart:series>
          <chart:series chart:style-name="ch8" chart:values-cell-range-address="Sheet1.K3:Sheet1.K9" chart:label-cell-address="Sheet1.K2:Sheet1.K2" chart:class="chart:scatter">
            <chart:data-point chart:repeated="7"/>
          </chart:series>
          <chart:series chart:style-name="ch9" chart:values-cell-range-address="Sheet1.L3:Sheet1.L9" chart:label-cell-address="Sheet1.L2:Sheet1.L2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U_1</text:p>
                <draw:g>
                  <svg:desc>Sheet1.I2:Sheet1.I2</svg:desc>
                </draw:g>
              </table:table-cell>
              <table:table-cell office:value-type="string">
                <text:p>SU_2</text:p>
                <draw:g>
                  <svg:desc>Sheet1.J2:Sheet1.J2</svg:desc>
                </draw:g>
              </table:table-cell>
              <table:table-cell office:value-type="string">
                <text:p>SU_3</text:p>
                <draw:g>
                  <svg:desc>Sheet1.K2:Sheet1.K2</svg:desc>
                </draw:g>
              </table:table-cell>
              <table:table-cell office:value-type="string">
                <text:p>Ideal SU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3:Sheet1.H9</svg:desc>
                </draw:g>
              </table:table-cell>
              <table:table-cell office:value-type="float" office:value="1">
                <text:p>1</text:p>
                <draw:g>
                  <svg:desc>Sheet1.I3:Sheet1.I9</svg:desc>
                </draw:g>
              </table:table-cell>
              <table:table-cell office:value-type="float" office:value="1">
                <text:p>1</text:p>
                <draw:g>
                  <svg:desc>Sheet1.J3:Sheet1.J9</svg:desc>
                </draw:g>
              </table:table-cell>
              <table:table-cell office:value-type="float" office:value="1">
                <text:p>1</text:p>
                <draw:g>
                  <svg:desc>Sheet1.K3:Sheet1.K9</svg:desc>
                </draw:g>
              </table:table-cell>
              <table:table-cell office:value-type="float" office:value="1">
                <text:p>1</text:p>
                <draw:g>
                  <svg:desc>Sheet1.L3:Sheet1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381048766146">
                <text:p>1.78381048766146</text:p>
              </table:table-cell>
              <table:table-cell office:value-type="float" office:value="1.96928136884265">
                <text:p>1.96928136884265</text:p>
              </table:table-cell>
              <table:table-cell office:value-type="float" office:value="1.97107382786395">
                <text:p>1.97107382786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41074699698264">
                <text:p>3.41074699698264</text:p>
              </table:table-cell>
              <table:table-cell office:value-type="float" office:value="3.51008260325407">
                <text:p>3.51008260325407</text:p>
              </table:table-cell>
              <table:table-cell office:value-type="float" office:value="3.52618861845914">
                <text:p>3.52618861845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8969455380037">
                <text:p>4.8969455380037</text:p>
              </table:table-cell>
              <table:table-cell office:value-type="float" office:value="5.00574011009017">
                <text:p>5.00574011009017</text:p>
              </table:table-cell>
              <table:table-cell office:value-type="float" office:value="5.08318744614268">
                <text:p>5.083187446142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.03411274390409">
                <text:p>6.03411274390409</text:p>
              </table:table-cell>
              <table:table-cell office:value-type="float" office:value="6.53608583787009">
                <text:p>6.53608583787009</text:p>
              </table:table-cell>
              <table:table-cell office:value-type="float" office:value="6.73694587202837">
                <text:p>6.736945872028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.19461452207514">
                <text:p>7.19461452207514</text:p>
              </table:table-cell>
              <table:table-cell office:value-type="float" office:value="7.43066528892775">
                <text:p>7.43066528892775</text:p>
              </table:table-cell>
              <table:table-cell office:value-type="float" office:value="7.55185536557494">
                <text:p>7.551855365574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.00353572518262">
                <text:p>8.00353572518262</text:p>
              </table:table-cell>
              <table:table-cell office:value-type="float" office:value="6.48092619124648">
                <text:p>6.48092619124648</text:p>
              </table:table-cell>
              <table:table-cell office:value-type="float" office:value="8.3887347051198">
                <text:p>8.388734705119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